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font-size="10pt" officeooo:rsid="000b2e52" officeooo:paragraph-rsid="000b2e52" style:font-size-asian="10pt" style:font-size-complex="10pt"/>
    </style:style>
    <style:style style:name="P2" style:family="paragraph" style:parent-style-name="Standard">
      <style:text-properties fo:color="#000000"/>
    </style:style>
    <style:style style:name="P3" style:family="paragraph" style:parent-style-name="Standard">
      <style:text-properties fo:color="#000000" style:font-name="Liberation Serif" fo:font-size="12pt" fo:font-weight="bold" style:font-size-asian="12pt" style:font-weight-asian="bold" style:font-size-complex="12pt" style:font-weight-complex="bold"/>
    </style:style>
    <style:style style:name="P4" style:family="paragraph" style:parent-style-name="Standard">
      <style:text-properties fo:color="#000000" fo:font-size="14pt" style:font-size-asian="14pt" style:font-size-complex="14pt"/>
    </style:style>
    <style:style style:name="P5" style:family="paragraph" style:parent-style-name="Standard">
      <style:text-properties fo:color="#000000" officeooo:paragraph-rsid="0006807c"/>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text-properties style:font-name="Liberation Serif" fo:font-size="12pt" officeooo:paragraph-rsid="00050319" style:font-size-asian="12pt" style:font-size-complex="12pt"/>
    </style:style>
    <style:style style:name="P8" style:family="paragraph" style:parent-style-name="Standard">
      <style:text-properties style:font-name="Liberation Serif" fo:font-size="12pt" officeooo:paragraph-rsid="0006807c" style:font-size-asian="12pt" style:font-size-complex="12pt"/>
    </style:style>
    <style:style style:name="P9" style:family="paragraph" style:parent-style-name="Standard">
      <style:text-properties style:font-name="Liberation Serif" fo:font-size="12pt" officeooo:paragraph-rsid="00086931" style:font-size-asian="12pt" style:font-size-complex="12pt"/>
    </style:style>
    <style:style style:name="P10" style:family="paragraph" style:parent-style-name="Standard">
      <style:text-properties style:font-name="Liberation Serif" fo:font-size="12pt" officeooo:rsid="00086931" officeooo:paragraph-rsid="00086931" style:font-size-asian="12pt" style:font-size-complex="12pt"/>
    </style:style>
    <style:style style:name="P11" style:family="paragraph" style:parent-style-name="Standard">
      <style:text-properties style:font-name="Liberation Serif" fo:font-size="12pt" fo:font-weight="bold" style:font-size-asian="12pt" style:font-weight-asian="bold" style:font-size-complex="12pt" style:font-weight-complex="bold"/>
    </style:style>
    <style:style style:name="P12" style:family="paragraph" style:parent-style-name="Standard">
      <style:text-properties style:font-name="Liberation Serif" fo:font-size="12pt" fo:font-weight="bold" officeooo:paragraph-rsid="00086931" style:font-size-asian="12pt" style:font-weight-asian="bold" style:font-size-complex="12pt" style:font-weight-complex="bold"/>
    </style:style>
    <style:style style:name="P13" style:family="paragraph" style:parent-style-name="Standard">
      <style:text-properties style:font-name="Liberation Serif" fo:font-size="14pt" fo:font-weight="bold" officeooo:paragraph-rsid="00050319" style:font-size-asian="14pt" style:font-weight-asian="bold" style:font-size-complex="14pt" style:font-weight-complex="bold"/>
    </style:style>
    <style:style style:name="P14" style:family="paragraph" style:parent-style-name="Standard">
      <style:text-properties style:font-name="Liberation Serif" fo:font-size="13pt" style:font-size-asian="13pt" style:font-size-complex="13pt"/>
    </style:style>
    <style:style style:name="P15" style:family="paragraph" style:parent-style-name="Standard">
      <style:text-properties style:font-name="Liberation Serif" fo:font-size="13pt" officeooo:paragraph-rsid="00086931" style:font-size-asian="13pt" style:font-size-complex="13pt"/>
    </style:style>
    <style:style style:name="P16" style:family="paragraph" style:parent-style-name="Standard">
      <style:text-properties style:font-name="Liberation Serif" fo:font-size="13pt" fo:font-weight="bold" officeooo:paragraph-rsid="00086931" style:font-size-asian="13pt" style:font-weight-asian="bold" style:font-size-complex="13pt" style:font-weight-complex="bold"/>
    </style:style>
    <style:style style:name="P17" style:family="paragraph" style:parent-style-name="Text_20_body">
      <style:text-properties fo:color="#000000"/>
    </style:style>
    <style:style style:name="P18" style:family="paragraph" style:parent-style-name="Text_20_body">
      <style:text-properties fo:color="#000000" fo:font-weight="bold" officeooo:rsid="00050319" officeooo:paragraph-rsid="00050319" style:font-weight-asian="bold" style:font-weight-complex="bold"/>
    </style:style>
    <style:style style:name="P19" style:family="paragraph" style:parent-style-name="Standard">
      <style:text-properties fo:color="#000000"/>
    </style:style>
    <style:style style:name="P20" style:family="paragraph" style:parent-style-name="Standard">
      <style:text-properties fo:color="#000000" fo:font-weight="bold"/>
    </style:style>
    <style:style style:name="P21" style:family="paragraph" style:parent-style-name="Standard">
      <style:text-properties fo:color="#000000" style:font-name="Liberation Serif" fo:font-size="12pt" fo:font-weight="bold" style:font-size-asian="12pt" style:font-size-complex="12pt"/>
    </style:style>
    <style:style style:name="P22" style:family="paragraph" style:parent-style-name="Standard">
      <style:text-properties style:font-name="Liberation Serif" fo:font-size="14pt" fo:font-weight="bold" officeooo:rsid="00050319" officeooo:paragraph-rsid="00050319" style:font-size-asian="14pt" style:font-weight-asian="bold" style:font-size-complex="14pt" style:font-weight-complex="bold"/>
    </style:style>
    <style:style style:name="P23" style:family="paragraph" style:parent-style-name="Standard">
      <style:text-properties style:font-name="Liberation Serif" fo:font-size="14pt" fo:font-weight="bold" officeooo:rsid="000b2e52" officeooo:paragraph-rsid="0006807c" style:font-size-asian="14pt" style:font-weight-asian="bold" style:font-size-complex="14pt" style:font-weight-complex="bold"/>
    </style:style>
    <style:style style:name="P24" style:family="paragraph" style:parent-style-name="Standard">
      <style:text-properties style:font-name="Liberation Serif" fo:font-size="12pt" fo:font-weight="bold" officeooo:paragraph-rsid="00086931" style:font-size-asian="12pt" style:font-weight-asian="bold" style:font-size-complex="12pt" style:font-weight-complex="bold"/>
    </style:style>
    <style:style style:name="P25" style:family="paragraph" style:parent-style-name="Standard">
      <style:text-properties style:font-name="Liberation Serif" fo:font-size="12pt" style:font-size-asian="12pt" style:font-size-complex="12pt"/>
    </style:style>
    <style:style style:name="P26" style:family="paragraph" style:parent-style-name="Header">
      <style:text-properties fo:font-size="10pt" officeooo:rsid="000b2e52" officeooo:paragraph-rsid="000b2e52" style:font-size-asian="10pt" style:font-size-complex="10pt"/>
    </style:style>
    <style:style style:name="P27" style:family="paragraph" style:parent-style-name="Header">
      <style:text-properties fo:font-size="10pt" fo:font-weight="normal" officeooo:rsid="000b2e52" officeooo:paragraph-rsid="000f48e2" style:font-size-asian="10pt" style:font-weight-asian="normal" style:font-size-complex="10pt" style:font-weight-complex="normal"/>
    </style:style>
    <style:style style:name="P28" style:family="paragraph" style:parent-style-name="Header">
      <style:text-properties fo:color="#800000" fo:font-size="10pt" fo:font-weight="normal" officeooo:rsid="000b2e52" officeooo:paragraph-rsid="000f48e2" style:font-size-asian="10pt" style:font-weight-asian="normal" style:font-size-complex="10pt" style:font-weight-complex="normal"/>
    </style:style>
    <style:style style:name="P29" style:family="paragraph" style:parent-style-name="Header">
      <style:text-properties fo:font-weight="normal" officeooo:rsid="000b2e52" officeooo:paragraph-rsid="000f48e2" style:font-weight-asian="normal" style:font-weight-complex="normal"/>
    </style:style>
    <style:style style:name="P30" style:family="paragraph" style:parent-style-name="Heading_20_2">
      <style:text-properties fo:color="#800000" fo:font-weight="bold" officeooo:paragraph-rsid="00050319"/>
    </style:style>
    <style:style style:name="T1" style:family="text">
      <style:text-properties fo:font-size="10pt" style:font-size-asian="10pt" style:font-size-complex="10pt"/>
    </style:style>
    <style:style style:name="T2" style:family="text">
      <style:text-properties fo:font-size="10pt" officeooo:rsid="000f48e2"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weight="bold"/>
    </style:style>
    <style:style style:name="T6" style:family="text">
      <style:text-properties fo:font-weight="bold" officeooo:rsid="0002499d"/>
    </style:style>
    <style:style style:name="T7" style:family="text">
      <style:text-properties fo:font-weight="bold" style:font-weight-asian="bold" style:font-weight-complex="bold"/>
    </style:style>
    <style:style style:name="T8" style:family="text">
      <style:text-properties fo:font-weight="bold" officeooo:rsid="00050319" style:font-weight-asian="bold" style:font-weight-complex="bold"/>
    </style:style>
    <style:style style:name="T9" style:family="text">
      <style:text-properties fo:font-weight="bold" officeooo:rsid="0006807c" style:font-weight-asian="bold" style:font-weight-complex="bold"/>
    </style:style>
    <style:style style:name="T10" style:family="text">
      <style:text-properties fo:font-weight="bold" officeooo:rsid="0006807c"/>
    </style:style>
    <style:style style:name="T11" style:family="text">
      <style:text-properties fo:font-style="italic"/>
    </style:style>
    <style:style style:name="T12" style:family="text">
      <style:text-properties officeooo:rsid="00050319"/>
    </style:style>
    <style:style style:name="T13" style:family="text">
      <style:text-properties fo:font-size="12pt" fo:font-weight="bold" style:font-size-asian="12pt" style:font-weight-asian="bold" style:font-size-complex="12pt" style:font-weight-complex="bold"/>
    </style:style>
    <style:style style:name="T14" style:family="text">
      <style:text-properties officeooo:rsid="0006807c"/>
    </style:style>
    <style:style style:name="T15" style:family="text">
      <style:text-properties fo:color="#000000" fo:font-weight="bold"/>
    </style:style>
    <style:style style:name="T16" style:family="text">
      <style:text-properties fo:color="#000000" fo:font-weight="bold" officeooo:rsid="0006807c"/>
    </style:style>
    <style:style style:name="T17" style:family="text">
      <style:text-properties fo:color="#000000" fo:font-weight="bold" officeooo:rsid="00086931"/>
    </style:style>
    <style:style style:name="T18" style:family="text">
      <style:text-properties fo:color="#000000" fo:font-size="12pt" fo:font-weight="bold" style:font-size-asian="12pt" style:font-size-complex="12pt"/>
    </style:style>
    <style:style style:name="T19" style:family="text">
      <style:text-properties fo:color="#000000" officeooo:rsid="00086931"/>
    </style:style>
    <style:style style:name="T20" style:family="text">
      <style:text-properties officeooo:rsid="00086931"/>
    </style:style>
    <style:style style:name="T21" style:family="text">
      <style:text-properties officeooo:rsid="000f48e2"/>
    </style:style>
    <style:style style:name="T22" style:family="text">
      <style:text-properties fo:font-weight="normal" style:font-weight-asian="normal" style:font-weight-complex="normal"/>
    </style:style>
    <style:style style:name="T23"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Name : </text:span><text:span text:style-name="T2">Vinay Chavan</text:span><text:span text:style-name="T1"> </text:span><text:s text:c="17"/><text:span text:style-name="T4"><text:s text:c="10"/>Assignment <text:s/>1</text:span> </text:p>
      <text:p text:style-name="P27">Class : TY.Btech IT </text:p>
      <text:p text:style-name="P28">ID : <text:s/>16108<text:span text:style-name="T21">0973</text:span></text:p>
      <text:h text:style-name="P30" text:outline-level="2"/>
      <text:h text:style-name="P30" text:outline-level="2"><text:tab/><text:span text:style-name="T23">What is a Software Requirements Specification <text:tab/><text:tab/><text:tab/><text:tab/><text:tab/><text:tab/> <text:s text:c="2"/>document?</text:span></text:h>
      <text:p text:style-name="P20"/>
      <text:p text:style-name="P2"><text:span text:style-name="T6"><text:tab/>S</text:span><text:span text:style-name="T5">oftware requirements specification</text:span> (<text:span text:style-name="T5">SRS</text:span>) is a description of a <text:span text:style-name="T14">software system </text:span>to be developed. It lays out <text:span text:style-name="T14">functional</text:span> and <text:span text:style-name="T14">non-functional requirements</text:span>, and may include a set of <text:span text:style-name="T14">use cases</text:span> that describe user interactions that the software must provide.</text:p>
      <text:p text:style-name="P2"/>
      <text:p text:style-name="P2"><text:tab/>A Software Requirements Specification (SRS) is a document that describes the nature of a project, software or application. In simple words, SRS document is a manual of a project provided it is prepared before you kick start a project/application. This document is also known by the names SRS report, software document. A software document is primarily prepared for a project, software or any kind of application.</text:p>
      <text:p text:style-name="P4"/>
      <text:p text:style-name="P4"><text:span text:style-name="T7"><text:s/></text:span><text:span text:style-name="T9">Functional Requirements:</text:span></text:p>
      <text:p text:style-name="P2"><text:s text:c="4"/><text:tab/>In Software engineering and systems engineering, a <text:span text:style-name="T5">functional requirement</text:span> defines a function of a system or its component. A function is described as a set of inputs, the behavior, and outputs.</text:p>
      <text:p text:style-name="Text_20_body"><text:tab/>Functional requirements may be calculations, technical details, data manipulation and processing and other specific functionality that define <text:span text:style-name="T11">what</text:span> a system is supposed to accomplish.<text:bookmark text:name="cite_ref-1"/>[1] Behavioral requirements describing all the cases where the system uses the functional requirements are captured in use cases. </text:p>
      <text:p text:style-name="P5"><text:span text:style-name="T10">N</text:span><text:span text:style-name="T5">on-functional requirement</text:span> </text:p>
      <text:p text:style-name="P2"><text:tab/>In systems engineering and requirements engineering, a <text:span text:style-name="T5">non-functional requirement</text:span> (NFR) is a requirement that specifies criteria that can be used to judge the operation of a system, rather than specific behaviors. They are contrasted with functional requirements that define specific behavior or functions. The plan for implementing <text:span text:style-name="T11">functional</text:span> requirements is detailed in the system <text:span text:style-name="T11">design</text:span>. </text:p>
      <text:p text:style-name="P17"><text:tab/>A Software requirements specification document describes the intended purpose, requirements and nature of a software to be developed. It also includes the yield and cost of the software.</text:p>
      <text:p text:style-name="P17"><text:tab/>Requirement<text:span text:style-name="T12">s</text:span> documentation is the description of what a particular software does or shall do. It is used throughout development to communicate how the software functions or how it is intended to operate. It is also used as an agreement or as the foundation for agreement on what the software will do. Requirements are produced and consumed by everyone involved in the production of software: end users, customers, product managers, project managers, sales, marketing, software architects, usability engineers, interaction designers, developers, and testers, to name a few. Thus, requirements documentation has many different purposes.</text:p>
      <text:p text:style-name="P18"><text:tab/><text:span text:style-name="T4">Who reads the SRS document at Developer side?</text:span></text:p>
      <text:p text:style-name="P6"><text:soft-page-break/><text:span text:style-name="T8">Ans </text:span><text:span text:style-name="T12">: <text:tab/></text:span>This document is to be read by the development team, the project managers, marketing staff, testers and documentation writers.</text:p>
      <text:p text:style-name="P6"/>
      <text:p text:style-name="P6"/>
      <text:p text:style-name="P22"><text:tab/>Who reads the SRS document at Customer side?</text:p>
      <text:p text:style-name="P7"><text:span text:style-name="T7"><text:s/></text:span><text:span text:style-name="T8">Ans </text:span><text:span text:style-name="T12">:</text:span> <text:tab/><text:span text:style-name="T12">St</text:span>akeholders, company manufacturing associated <text:span text:style-name="T12">h</text:span>ardware, company providing embedded operating system, shareholders and distributors who markets the finished product, may review the document to learn about the project and to understand the requirement</text:p>
      <text:p text:style-name="P7"/>
      <text:p text:style-name="P13"/>
      <text:p text:style-name="P23"><text:tab/>Why Do Developers and Customers read SRS document ?</text:p>
      <text:p text:style-name="P21"/>
      <text:p text:style-name="P14"/>
      <text:p text:style-name="P16"><text:span text:style-name="T20">1)Customers &amp; </text:span>User: </text:p>
      <text:p text:style-name="P12"><text:tab/>interested in system requirements but not detailed software requirements</text:p>
      <text:p text:style-name="P6"><text:tab/><text:tab/>The user of this program reviews the diagrams and the specifications presented in this document and determines if the software has all the suitable requirements and if the software</text:p>
      <text:p text:style-name="P6">developer has implemented all of them.</text:p>
      <text:p text:style-name="P6"/>
      <text:p text:style-name="P15"><text:span text:style-name="T17">2</text:span><text:span text:style-name="T16">) </text:span><text:span text:style-name="T15">Developer</text:span><text:span text:style-name="T17">s , Programmers</text:span><text:span text:style-name="T15">: </text:span><text:span text:style-name="T18">Have to implement the requirements</text:span></text:p>
      <text:p text:style-name="P9"><text:span text:style-name="T15"><text:tab/></text:span>The developer who wants to read,change,modify or add new requirements into</text:p>
      <text:p text:style-name="P9">the existing program,must firstly consult this document and update the requirements with</text:p>
      <text:p text:style-name="P9">appropriate manner so as to not destroy the actual meaning of them and pass the information</text:p>
      <text:p text:style-name="P9">correctly to the next phases of the development process.</text:p>
      <text:p text:style-name="P10"/>
      <text:p text:style-name="P15"><text:span text:style-name="T9">3)</text:span><text:span text:style-name="T7">Tester : </text:span><text:span text:style-name="T13">Have to check that the requirements have been met</text:span></text:p>
      <text:p text:style-name="P8"><text:tab/>The tester needs this document to validate that the initial requirements of this</text:p>
      <text:p text:style-name="P6">programs actually corresponds to the executable program correctly.</text:p>
      <text:p text:style-name="P3"/>
      <text:p text:style-name="P12"><text:span text:style-name="T19">4)Systems (Requirements) Analysts : </text:span>Write other specifications that inter-<text:span text:style-name="T20">relate</text:span></text:p>
      <text:p text:style-name="P3"/>
      <text:p text:style-name="P11"><text:span text:style-name="T19">5 ) </text:span>Project Managers : Have to measure and control the projec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0b2e52" officeooo:paragraph-rsid="000b2e52"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09:38:37.088677915</meta:creation-date>
    <dc:date>2017-08-02T11:27:54.031913351</dc:date>
    <meta:editing-duration>PT30M31S</meta:editing-duration>
    <meta:editing-cycles>6</meta:editing-cycles>
    <meta:generator>LibreOffice/5.1.6.2$Linux_X86_64 LibreOffice_project/10m0$Build-2</meta:generator>
    <meta:document-statistic meta:table-count="0" meta:image-count="0" meta:object-count="0" meta:page-count="2" meta:paragraph-count="32" meta:word-count="614" meta:character-count="4172" meta:non-whitespace-character-count="3522"/>
  </office:meta>
</office:document-meta>
</file>